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36eb" officeooo:paragraph-rsid="001b1a8b"/>
    </style:style>
    <style:style style:name="P2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font-size="12pt" officeooo:rsid="0040ee4d" officeooo:paragraph-rsid="0040ee4d" style:font-size-asian="12pt" style:font-size-complex="12pt"/>
    </style:style>
    <style:style style:name="P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1908b1" officeooo:paragraph-rsid="003ac4f6" style:font-size-asian="12pt" style:font-size-complex="12pt"/>
    </style:style>
    <style:style style:name="P8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5d021" officeooo:paragraph-rsid="0049dab9" style:font-size-asian="12pt" style:font-size-complex="12pt"/>
    </style:style>
    <style:style style:name="P9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5d021" officeooo:paragraph-rsid="0045d021" style:font-size-asian="12pt" style:font-size-complex="12pt"/>
    </style:style>
    <style:style style:name="P10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5d021" officeooo:paragraph-rsid="00537ca6" style:font-size-asian="12pt" style:font-size-complex="12pt"/>
    </style:style>
    <style:style style:name="P11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370ac" officeooo:paragraph-rsid="003b63a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5d021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5d021" officeooo:paragraph-rsid="00537ca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749fd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749fd" officeooo:paragraph-rsid="00537ca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3ac4f6" officeooo:paragraph-rsid="004370a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3ac4f6" officeooo:paragraph-rsid="00537ca6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normal" officeooo:rsid="004749fd" officeooo:paragraph-rsid="0045d02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normal" officeooo:rsid="004749fd" officeooo:paragraph-rsid="00537ca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49dab9" officeooo:paragraph-rsid="00537ca6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" style:master-page-name="Standard">
      <style:paragraph-properties fo:margin-left="0in" fo:margin-right="0in" fo:line-height="100%" fo:text-align="start" style:justify-single-word="false" fo:text-indent="0in" style:auto-text-indent="false" style:page-number="auto" fo:break-before="auto" fo:break-after="auto" style:writing-mode="lr-tb"/>
      <style:text-properties fo:font-size="12pt" officeooo:rsid="004370ac" officeooo:paragraph-rsid="00537ca6" style:font-size-asian="12pt" style:font-size-complex="12pt"/>
    </style:style>
    <style:style style:name="P22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fo:font-weight="bold" officeooo:rsid="0045d021" officeooo:paragraph-rsid="0045d02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fo:font-weight="bold" officeooo:rsid="004370ac" officeooo:paragraph-rsid="0045d02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fo:font-style="normal" fo:font-weight="normal" officeooo:rsid="0045d021" officeooo:paragraph-rsid="0045d02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style="normal" fo:font-weight="normal" officeooo:rsid="0047e636" officeooo:paragraph-rsid="0047e63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style="normal" fo:font-weight="normal" officeooo:rsid="0047e636" officeooo:paragraph-rsid="00537ca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weight="normal" officeooo:rsid="0045d021" officeooo:paragraph-rsid="0047e636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weight="normal" officeooo:rsid="0045d021" officeooo:paragraph-rsid="0045d021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weight="normal" officeooo:rsid="0045d021" officeooo:paragraph-rsid="00537ca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 style:writing-mode="lr-tb"/>
      <style:text-properties fo:font-weight="normal" officeooo:rsid="0045d021" officeooo:paragraph-rsid="0045d021" style:font-weight-asian="normal" style:font-weight-complex="normal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1b1a8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2a0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1524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5d02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officeooo:rsid="003ac4f6"/>
    </style:style>
    <style:style style:name="T9" style:family="text">
      <style:text-properties fo:font-size="12pt" fo:font-style="normal" fo:font-weight="bold" officeooo:rsid="003ac4f6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officeooo:rsid="003b63a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45d02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b63a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45d02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4749fd" style:font-style-asian="normal" style:font-weight-asian="bold" style:font-style-complex="normal" style:font-weight-complex="bold"/>
    </style:style>
    <style:style style:name="T16" style:family="text">
      <style:text-properties fo:font-style="normal" officeooo:rsid="004749fd" style:font-style-asian="normal" style:font-style-complex="normal"/>
    </style:style>
    <style:style style:name="T17" style:family="text">
      <style:text-properties fo:font-style="normal" officeooo:rsid="0047e636" style:font-style-asian="normal" style:font-style-complex="normal"/>
    </style:style>
    <style:style style:name="T18" style:family="text">
      <style:text-properties fo:font-style="normal" officeooo:rsid="0049dab9" style:font-style-asian="normal" style:font-style-complex="normal"/>
    </style:style>
    <style:style style:name="T19" style:family="text">
      <style:text-properties fo:font-style="normal" officeooo:rsid="004ba46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0"><text:span text:style-name="T13">Dissenyar</text:span><text:span text:style-name="T14"> la B.D. necessària per guardar i gestionar les reserves de les habitacions d’una cadena d’hotels de Barcelona.</text:span></text:h>
      <text:h text:style-name="P13" text:outline-level="10"/>
      <text:h text:style-name="P10" text:outline-level="10"><text:span text:style-name="T12">Cal tenir en compte </text:span><text:span text:style-name="T15">que :</text:span></text:h>
      <text:h text:style-name="P15" text:outline-level="10"/>
      <text:list xml:id="list8942006415002174801" text:style-name="L2">
        <text:list-item>
          <text:h text:style-name="P29" text:outline-level="10"><text:span text:style-name="T16">Un hotel té habitacions </text:span><text:span text:style-name="T17">de diferent tipus : </text:span><text:span text:style-name="T16">individuals, dobles, dobles d’us individual, triples, etc.</text:span></text:h>
        </text:list-item>
        <text:list-item>
          <text:h text:style-name="P26" text:outline-level="10">El preu de les habitacions vindrà determinat pel tipus d’habitació i per les persones que l’ocupen. Així, els nens i nenes menors de 2 anys no paguen i els menors de 12 anys ( de 2 o més anys) paguen el 50%.</text:h>
        </text:list-item>
        <text:list-item>
          <text:h text:style-name="P29" text:outline-level="10"><text:span text:style-name="T16">Un hotel té diferents serveis : pàrking, piscina, spa, re</text:span><text:span text:style-name="T17">s</text:span><text:span text:style-name="T16">taurant per esmorzar, restaurant obert tot el dia, etc. </text:span><text:span text:style-name="T17">Fer us d’alguns d’aquests serveis té un cost afegit.</text:span></text:h>
        </text:list-item>
        <text:list-item>
          <text:h text:style-name="P29" text:outline-level="10"><text:span text:style-name="T16">Les reserves es fan </text:span><text:span text:style-name="T17">per número de persones a l’habitació i </text:span><text:span text:style-name="T16">per les nits que es dormen a l’hotel <text:s/></text:span><text:span text:style-name="T17">(s</text:span><text:span text:style-name="T16">i l’entrada és el dia 9/11/2016 i la reserva és per 1 dia, la sortida serà el dia 10/11/2016).</text:span></text:h>
        </text:list-item>
        <text:list-item>
          <text:h text:style-name="P29" text:outline-level="10"><text:span text:style-name="T16">Les reserves poden ser amb esmorzar o sense esmorzar, </text:span><text:span text:style-name="T17">amb mitja pensió o amb pensió complerta.</text:span></text:h>
        </text:list-item>
        <text:list-item>
          <text:h text:style-name="P29" text:outline-level="10"><text:span text:style-name="T16">Les reserves es poden cancel·lar, </text:span><text:span text:style-name="T18">en aquest cas es guardaran igualment les dades de la reserva tot i que no afectaran a la disponibilitat de l’habitació.</text:span></text:h>
        </text:list-item>
        <text:list-item>
          <text:h text:style-name="P29" text:outline-level="10"><text:span text:style-name="T17">Quan arriben els clients a l’hotel la reserva passa</text:span><text:span text:style-name="T18">rà a ser estada. </text:span><text:span text:style-name="T19">A les estades s’hi aniran afegint els costos dels serveis que els clients de l’estada van consumint.</text:span></text:h>
        </text:list-item>
      </text:list>
      <text:h text:style-name="P19" text:outline-level="10"/>
      <text:h text:style-name="P17" text:outline-level="10"/>
      <text:h text:style-name="P20" text:outline-level="10"><text:span text:style-name="T1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7-11-23T09:02:51.785426750</dc:date>
    <meta:editing-duration>PT2H41M46S</meta:editing-duration>
    <meta:editing-cycles>30</meta:editing-cycles>
    <meta:generator>LibreOffice/5.1.6.2.0$Linux_X86_64 LibreOffice_project/10$Build-2</meta:generator>
    <meta:print-date>2016-11-08T13:22:29.823537909</meta:print-date>
    <meta:document-statistic meta:table-count="0" meta:image-count="0" meta:object-count="0" meta:page-count="1" meta:paragraph-count="9" meta:word-count="224" meta:character-count="1235" meta:non-whitespace-character-count="1026"/>
  </office:meta>
</office:document-meta>
</file>